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Helvetica Neue'" style:font-family-asian="'Helvetica Neue'" style:font-family-complex="'Helvetica Neue'" fo:background-color="transparent" style:use-window-font-color="true"/>
    </style:style>
    <style:style style:name="T2" style:family="text">
      <style:text-properties fo:font-size="16.00pt" fo:font-weight="bold" fo:font-family="'Helvetica Neue'" style:font-family-asian="'Helvetica Neue'" style:font-family-complex="'Helvetica Neue'" fo:background-color="transparent" style:use-window-font-color="true"/>
    </style:style>
    <style:style style:name="T3" style:family="text">
      <style:text-properties fo:font-size="16.00pt" fo:font-weight="bold" fo:font-family="'Helvetica Neue'" style:font-family-asian="'Helvetica Neue'" style:font-family-complex="'Helvetica Neue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50pt" fo:font-weight="normal" fo:font-family="Arial" style:font-family-asian="Arial" style:font-family-complex="Arial" fo:background-color="#ffffff" style:use-window-font-color="true"/>
    </style:style>
    <style:style style:name="T6" style:family="text">
      <style:text-properties fo:font-size="11.50pt" fo:font-weight="normal" fo:font-family="'Courier New'" style:font-family-asian="'Courier New'" style:font-family-complex="'Courier New'" fo:background-color="#ffffff" style:use-window-font-color="true"/>
    </style:style>
    <style:style style:name="T7" style:family="text">
      <style:text-properties fo:font-size="11.50pt" fo:font-weight="normal" fo:font-family="Arial" style:font-family-asian="Arial" style:font-family-complex="Arial" fo:background-color="#ffffff" style:use-window-font-color="true"/>
    </style:style>
    <style:style style:name="T8" style:family="text">
      <style:text-properties fo:font-size="11.50pt" fo:font-weight="normal" fo:font-family="'Courier New'" style:font-family-asian="'Courier New'" style:font-family-complex="'Courier New'" fo:background-color="#ffffff" style:use-window-font-color="true"/>
    </style:style>
    <style:style style:name="T9" style:family="text">
      <style:text-properties fo:font-size="11.50pt" fo:font-weight="normal" fo:font-family="Arial" style:font-family-asian="Arial" style:font-family-complex="Arial" fo:background-color="#ffffff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50pt" fo:font-weight="normal" fo:font-family="'Courier New'" style:font-family-asian="'Courier New'" style:font-family-complex="'Courier New'" fo:background-color="#ffffff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50pt" fo:font-weight="normal" fo:font-family="'Courier New'" style:font-family-asian="'Courier New'" style:font-family-complex="'Courier New'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5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50pt" fo:font-weight="normal" fo:font-family="'Courier New'" style:font-family-asian="'Courier New'" style:font-family-complex="'Courier New'" fo:background-color="#ffff00" style:use-window-font-color="true"/>
    </style:style>
    <style:style style:name="T21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50pt" fo:font-weight="normal" fo:font-family="'Courier New'" style:font-family-asian="'Courier New'" style:font-family-complex="'Courier New'" fo:background-color="#ffff00" style:use-window-font-color="true"/>
    </style:style>
    <style:style style:name="T23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2.00pt" fo:font-weight="normal" fo:font-family="'Courier New'" style:font-family-asian="'Courier New'" style:font-family-complex="'Courier New'" fo:background-color="#ffff00" fo:color="#000000"/>
    </style:style>
    <style:style style:name="T25" style:family="text">
      <style:text-properties fo:font-size="12.00pt" fo:font-weight="normal" fo:font-family="'Courier New'" style:font-family-asian="'Courier New'" style:font-family-complex="'Courier New'" fo:background-color="transparent" fo:color="#000000"/>
    </style:style>
    <style:style style:name="T26" style:family="text">
      <style:text-properties fo:font-size="12.00pt" fo:font-weight="normal" fo:font-family="'Courier New'" style:font-family-asian="'Courier New'" style:font-family-complex="'Courier New'" fo:background-color="#ffff00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5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1.5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1.5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5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41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43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45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46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47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48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49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50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51" style:family="text">
      <style:text-properties fo:font-size="11.50pt" fo:font-weight="normal" fo:font-family="'Courier New'" style:font-family-asian="'Courier New'" style:font-family-complex="'Courier New'" fo:background-color="transparent" style:use-window-font-color="true"/>
    </style:style>
    <style:style style:name="T52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55" style:family="text">
      <style:text-properties fo:font-size="11.5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56" style:family="text">
      <style:text-properties fo:font-size="11.50pt" fo:font-weight="normal" fo:font-family="Cambria" style:font-family-asian="Cambria" style:font-family-complex="Cambria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6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2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8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4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8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6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8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88" style:family="text">
      <style:text-properties fo:font-size="12.00pt" fo:font-weight="normal" fo:font-family="Arial" style:font-family-asian="Arial" style:font-family-complex="Arial" fo:background-color="#ffff00" fo:color="#000000"/>
    </style:style>
    <style:style style:name="T89" style:family="text">
      <style:text-properties fo:font-size="12.00pt" fo:font-weight="normal" fo:font-family="Consolas" style:font-family-asian="Consolas" style:font-family-complex="Consolas" fo:background-color="#ffff00" fo:color="#000000"/>
    </style:style>
    <style:style style:name="T9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4" style:family="text">
      <style:text-properties fo:font-size="14.00pt" fo:font-weight="normal" fo:font-family="'Buxton Sketch'" style:font-family-asian="'Buxton Sketch'" style:font-family-complex="'Buxton Sketch'" fo:background-color="transparent" fo:color="#000000"/>
    </style:style>
    <style:style style:name="T9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9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0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12.00pt" fo:font-weight="bold" fo:font-family="Consolas" style:font-family-asian="Consolas" style:font-family-complex="Consolas" fo:background-color="transparent" fo:color="#000000"/>
    </style:style>
    <style:style style:name="T11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8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1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6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5" style:family="text">
      <style:text-properties fo:font-size="11.00pt" fo:font-weight="normal" fo:font-family="Arial" style:font-family-asian="Arial" style:font-family-complex="Arial" fo:background-color="transparent" fo:color="#000000" fo:font-style="italic"/>
    </style:style>
    <style:style style:name="T1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7" style:family="text">
      <style:text-properties fo:font-size="11.00pt" fo:font-weight="normal" fo:font-family="Arial" style:font-family-asian="Arial" style:font-family-complex="Arial" fo:background-color="transparent" fo:color="#000000" fo:font-style="italic"/>
    </style:style>
    <style:style style:name="T13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9" style:family="text">
      <style:text-properties fo:font-size="11.00pt" fo:font-weight="normal" fo:font-family="Arial" style:font-family-asian="Arial" style:font-family-complex="Arial" fo:background-color="transparent" fo:color="#000000" fo:font-style="italic"/>
    </style:style>
    <style:style style:name="T14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1" style:family="text">
      <style:text-properties fo:font-size="11.00pt" fo:font-weight="normal" fo:font-family="Consolas" style:font-family-asian="Consolas" style:font-family-complex="Consolas" fo:background-color="transparent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4" style:family="text">
      <style:text-properties fo:font-size="11.00pt" fo:font-weight="normal" fo:font-family="Consolas" style:font-family-asian="Consolas" style:font-family-complex="Consolas" fo:background-color="transparent" fo:color="#000000"/>
    </style:style>
    <style:style style:name="T14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6" style:family="text">
      <style:text-properties fo:font-size="11.00pt" fo:font-weight="normal" fo:font-family="Arial" style:font-family-asian="Arial" style:font-family-complex="Arial" fo:background-color="#ffff00" fo:color="#000000"/>
    </style:style>
    <style:style style:name="T147" style:family="text">
      <style:text-properties fo:font-size="11.00pt" fo:font-weight="normal" fo:font-family="Consolas" style:font-family-asian="Consolas" style:font-family-complex="Consolas" fo:background-color="#ffff00" fo:color="#000000"/>
    </style:style>
    <style:style style:name="T14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9" style:family="text">
      <style:text-properties fo:font-size="11.00pt" fo:font-weight="normal" fo:font-family="Consolas" style:font-family-asian="Consolas" style:font-family-complex="Consolas" fo:background-color="transparent" fo:color="#000000"/>
    </style:style>
    <style:style style:name="T15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1" style:family="text">
      <style:text-properties fo:font-size="11.00pt" fo:font-weight="normal" fo:font-family="Consolas" style:font-family-asian="Consolas" style:font-family-complex="Consolas" fo:background-color="transparent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15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55" style:family="text">
      <style:text-properties fo:font-size="12.00pt" fo:font-weight="bold" fo:font-family="Arial" style:font-family-asian="Arial" style:font-family-complex="Arial" fo:background-color="#ffff00" fo:color="#000000"/>
    </style:style>
    <style:style style:name="T15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58" style:family="text">
      <style:text-properties fo:font-size="12.00pt" fo:font-weight="bold" fo:font-family="Arial" style:font-family-asian="Arial" style:font-family-complex="Arial" fo:background-color="#ffff00" fo:color="#000000"/>
    </style:style>
    <style:style style:name="T15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0" style:family="text">
      <style:text-properties fo:font-size="12.00pt" fo:font-weight="bold" fo:font-family="Arial" style:font-family-asian="Arial" style:font-family-complex="Arial" fo:background-color="#ffff00" fo:color="#000000"/>
    </style:style>
    <style:style style:name="T16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4" style:family="text">
      <style:text-properties fo:font-size="12.00pt" fo:font-weight="bold" fo:font-family="Arial" style:font-family-asian="Arial" style:font-family-complex="Arial" fo:background-color="#ffff00" fo:color="#000000"/>
    </style:style>
    <style:style style:name="T16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6" style:family="text">
      <style:text-properties fo:font-size="12.00pt" style:text-position="super" fo:font-weight="normal" fo:font-family="Arial" style:font-family-asian="Arial" style:font-family-complex="Arial" fo:background-color="transparent" fo:color="#000000"/>
    </style:style>
    <style:style style:name="T16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70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29.05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2.00pt" fo:text-indent="2.00pt" fo:margin-right="27.15pt" fo:margin-top="1.25pt">
        <style:tab-stops>
          <style:tab-stop style:position="838719.70pt"/>
        </style:tab-stops>
      </style:paragraph-properties>
    </style:style>
    <style:style style:name="P5" style:family="paragraph">
      <style:paragraph-properties fo:line-height="100.00%" fo:text-align="left" fo:margin-left="45.05pt" fo:text-indent="0.00pt" fo:margin-right="27.15pt" fo:margin-top="1.25pt">
        <style:tab-stops>
          <style:tab-stop style:position="0.05pt"/>
        </style:tab-stops>
      </style:paragraph-properties>
    </style:style>
    <style:style style:name="P6" style:family="paragraph">
      <style:paragraph-properties fo:line-height="100.00%" fo:text-align="left" fo:margin-left="45.05pt" fo:text-indent="0.00pt" fo:margin-top="0.85pt"/>
    </style:style>
    <style:style style:name="P7" style:family="paragraph">
      <style:paragraph-properties fo:line-height="100.00%" fo:text-align="left" fo:margin-left="45.05pt" fo:text-indent="0.00pt" fo:margin-top="0.80pt">
        <style:tab-stops>
          <style:tab-stop style:position="20.75pt"/>
        </style:tab-stops>
      </style:paragraph-properties>
    </style:style>
    <style:style style:name="P8" style:family="paragraph">
      <style:paragraph-properties fo:line-height="100.00%" fo:text-align="left" fo:margin-left="45.05pt" fo:text-indent="0.00pt" fo:margin-top="0.80pt"/>
    </style:style>
    <style:style style:name="P9" style:family="paragraph">
      <style:paragraph-properties fo:line-height="100.00%" fo:text-align="left" fo:margin-top="0.40pt"/>
    </style:style>
    <style:style style:name="P10" style:family="paragraph">
      <style:paragraph-properties fo:line-height="100.00%" fo:text-align="left" fo:margin-left="45.05pt" fo:text-indent="0.00pt" fo:margin-top="0.05pt"/>
    </style:style>
    <style:style style:name="P11" style:family="paragraph">
      <style:paragraph-properties fo:line-height="100.00%" fo:text-align="left" fo:margin-left="45.05pt" fo:text-indent="0.00pt" fo:margin-top="0.75pt"/>
    </style:style>
    <style:style style:name="P12" style:family="paragraph">
      <style:paragraph-properties fo:line-height="100.00%" fo:text-align="left" fo:margin-left="45.05pt" fo:text-indent="0.00pt" fo:margin-top="0.80pt">
        <style:tab-stops>
          <style:tab-stop style:position="20.75pt"/>
        </style:tab-stops>
      </style:paragraph-properties>
    </style:style>
    <style:style style:name="P13" style:family="paragraph">
      <style:paragraph-properties fo:line-height="100.00%" fo:text-align="left" fo:margin-left="65.80pt" fo:text-indent="0.00pt" fo:margin-top="0.80pt"/>
    </style:style>
    <style:style style:name="P14" style:family="paragraph">
      <style:paragraph-properties fo:line-height="100.00%" fo:text-align="left" fo:margin-left="45.05pt" fo:text-indent="0.00pt" fo:margin-top="0.80pt">
        <style:tab-stops>
          <style:tab-stop style:position="41.45pt"/>
        </style:tab-stops>
      </style:paragraph-properties>
    </style:style>
    <style:style style:name="P15" style:family="paragraph">
      <style:paragraph-properties fo:line-height="100.00%" fo:text-align="left" fo:margin-left="65.80pt" fo:text-indent="0.00pt" fo:margin-top="0.75pt"/>
    </style:style>
    <style:style style:name="P16" style:family="paragraph">
      <style:paragraph-properties fo:line-height="100.00%" fo:text-align="left" fo:margin-left="45.05pt" fo:text-indent="0.00pt" fo:margin-top="0.80pt"/>
    </style:style>
    <style:style style:name="P17" style:family="paragraph">
      <style:paragraph-properties fo:line-height="100.00%" fo:text-align="left" fo:margin-top="0.15pt"/>
    </style:style>
    <text:list-style style:name="L18">
      <text:list-level-style-bullet text:level="1" text:bullet-char="•">
        <style:list-level-properties text:space-before="29.05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2.00pt" fo:text-indent="2.00pt">
        <style:tab-stops>
          <style:tab-stop style:position="838719.70pt"/>
        </style:tab-stops>
      </style:paragraph-properties>
    </style:style>
    <style:style style:name="P19" style:family="paragraph">
      <style:paragraph-properties fo:line-height="100.00%" fo:text-align="left" fo:margin-top="0.40pt"/>
    </style:style>
    <style:style style:name="P20" style:family="paragraph">
      <style:paragraph-properties fo:line-height="150.00%" fo:text-align="left" fo:margin-left="67.25pt" fo:text-indent="0.00pt" fo:margin-right="36.00pt"/>
    </style:style>
    <style:style style:name="P21" style:family="paragraph">
      <style:paragraph-properties fo:line-height="150.00%" fo:text-align="left" fo:margin-left="67.25pt" fo:text-indent="0.00pt" fo:margin-right="324.00pt"/>
    </style:style>
    <style:style style:name="P22" style:family="paragraph">
      <style:paragraph-properties fo:line-height="150.00%" fo:text-align="left" fo:margin-left="67.25pt" fo:text-indent="0.00pt" fo:margin-right="36.00pt"/>
    </style:style>
    <style:style style:name="P23" style:family="paragraph">
      <style:paragraph-properties fo:line-height="150.00%" fo:text-align="left" fo:margin-left="67.25pt" fo:text-indent="0.00pt" fo:margin-right="18.00pt" fo:margin-top="0.05pt"/>
    </style:style>
    <style:style style:name="P24" style:family="paragraph">
      <style:paragraph-properties fo:line-height="150.00%" fo:text-align="left" fo:margin-left="67.25pt" fo:text-indent="0.00pt" fo:margin-right="22.50pt" fo:margin-top="0.05pt">
        <style:tab-stops>
          <style:tab-stop style:position="373.75pt"/>
        </style:tab-stops>
      </style:paragraph-properties>
    </style:style>
    <style:style style:name="P25" style:family="paragraph">
      <style:paragraph-properties fo:line-height="150.00%" fo:text-align="left" fo:margin-left="67.25pt" fo:text-indent="0.00pt" fo:margin-top="0.05pt">
        <style:tab-stops>
          <style:tab-stop style:position="126.25pt"/>
          <style:tab-stop style:position="364.75pt"/>
        </style:tab-stops>
      </style:paragraph-properties>
    </style:style>
    <style:style style:name="P26" style:family="paragraph">
      <style:paragraph-properties fo:line-height="150.00%" fo:text-align="left" fo:margin-left="67.25pt" fo:text-indent="0.00pt" fo:margin-top="0.05pt">
        <style:tab-stops>
          <style:tab-stop style:position="40.75pt"/>
        </style:tab-stops>
      </style:paragraph-properties>
    </style:style>
    <style:style style:name="P27" style:family="paragraph">
      <style:paragraph-properties fo:line-height="150.00%" fo:text-align="left" fo:margin-left="31.25pt" fo:text-indent="36.00pt"/>
    </style:style>
    <style:style style:name="P28" style:family="paragraph">
      <style:paragraph-properties fo:line-height="150.00%" fo:text-align="left" fo:margin-left="26.50pt" fo:text-indent="0.00pt" fo:margin-right="405.50pt" fo:margin-top="0.05pt"/>
    </style:style>
    <text:list-style style:name="L29">
      <text:list-level-style-bullet text:level="1" text:bullet-char="•">
        <style:list-level-properties text:space-before="29.05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2.00pt" fo:text-indent="2.00pt">
        <style:tab-stops>
          <style:tab-stop style:position="838719.70pt"/>
        </style:tab-stops>
      </style:paragraph-properties>
    </style:style>
    <style:style style:name="P30" style:family="paragraph">
      <style:paragraph-properties fo:line-height="100.00%" fo:text-align="left" fo:margin-top="0.50pt"/>
    </style:style>
    <text:list-style style:name="L31">
      <text:list-level-style-bullet text:level="1" text:bullet-char="•">
        <style:list-level-properties text:space-before="29.05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left="-2.00pt" fo:text-indent="2.00pt" fo:margin-right="74.75pt" fo:margin-top="0.05pt">
        <style:tab-stops>
          <style:tab-stop style:position="838719.70pt"/>
        </style:tab-stops>
      </style:paragraph-properties>
    </style:style>
    <style:style style:name="P32" style:family="paragraph">
      <style:paragraph-properties fo:line-height="100.00%" fo:text-align="left" fo:margin-left="45.05pt" fo:text-indent="26.95pt" fo:margin-top="5.30pt"/>
    </style:style>
    <style:style style:name="P33" style:family="paragraph">
      <style:paragraph-properties fo:line-height="100.00%" fo:text-align="left" fo:margin-top="0.15pt"/>
    </style:style>
    <text:list-style style:name="L34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.95pt" fo:text-indent="1.95pt"/>
    </style:style>
    <style:style style:name="P35" style:family="paragraph">
      <style:paragraph-properties fo:line-height="100.00%" fo:text-align="left" fo:margin-left="45.05pt" fo:text-indent="0.00pt"/>
    </style:style>
    <style:style style:name="P36" style:family="paragraph">
      <style:paragraph-properties fo:line-height="100.00%" fo:text-align="left" fo:margin-left="45.05pt" fo:text-indent="26.95pt"/>
    </style:style>
    <style:style style:name="P37" style:family="paragraph">
      <style:paragraph-properties fo:line-height="100.00%" fo:text-align="left" fo:margin-top="12.00pt" fo:margin-bottom="3.00pt"/>
    </style:style>
    <text:list-style style:name="L38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38" style:family="paragraph">
      <style:paragraph-properties fo:line-height="115.00%" fo:text-align="left" fo:margin-left="-1.95pt" fo:text-indent="1.95p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50.00%" fo:text-align="left" fo:margin-left="45.05pt" fo:text-indent="0.00pt"/>
    </style:style>
    <style:style style:name="P41" style:family="paragraph">
      <style:paragraph-properties fo:line-height="150.00%" fo:text-align="left"/>
    </style:style>
    <text:list-style style:name="L42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42" style:family="paragraph">
      <style:paragraph-properties fo:line-height="150.00%" fo:text-align="left" fo:margin-left="-1.95pt" fo:text-indent="1.95pt"/>
    </style:style>
    <style:style style:name="P43" style:family="paragraph">
      <style:paragraph-properties fo:line-height="200.00%" fo:text-align="left" fo:margin-left="16.05pt" fo:text-indent="0.00pt"/>
    </style:style>
    <style:style style:name="P44" style:family="paragraph">
      <style:paragraph-properties fo:line-height="200.00%" fo:text-align="left"/>
    </style:style>
    <text:list-style style:name="L45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45" style:family="paragraph">
      <style:paragraph-properties fo:line-height="150.00%" fo:text-align="left" fo:margin-left="-1.95pt" fo:text-indent="1.95pt"/>
    </style:style>
    <style:style style:name="P46" style:family="paragraph">
      <style:paragraph-properties fo:line-height="115.00%" fo:text-align="left" fo:margin-left="0.00pt" fo:text-indent="36.00pt"/>
    </style:style>
    <style:style style:name="P47" style:family="paragraph">
      <style:paragraph-properties fo:line-height="150.00%" fo:text-align="left" fo:margin-left="0.00pt" fo:text-indent="36.00pt"/>
    </style:style>
    <style:style style:name="P48" style:family="paragraph">
      <style:paragraph-properties fo:line-height="150.00%" fo:text-align="left"/>
    </style:style>
    <text:list-style style:name="L49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49" style:family="paragraph">
      <style:paragraph-properties fo:line-height="150.00%" fo:text-align="left" fo:margin-left="-1.95pt" fo:text-indent="1.95pt"/>
    </style:style>
    <style:style style:name="P50" style:family="paragraph">
      <style:paragraph-properties fo:line-height="150.00%" fo:text-align="left" fo:margin-left="36.00pt" fo:text-indent="36.00pt"/>
    </style:style>
    <style:style style:name="P51" style:family="paragraph">
      <style:paragraph-properties fo:line-height="150.00%" fo:text-align="left"/>
    </style:style>
    <text:list-style style:name="L52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52" style:family="paragraph">
      <style:paragraph-properties fo:line-height="150.00%" fo:text-align="left" fo:margin-left="-1.95pt" fo:text-indent="1.95pt"/>
    </style:style>
    <style:style style:name="P53" style:family="paragraph">
      <style:paragraph-properties fo:line-height="150.00%" fo:text-align="left" fo:margin-left="0.00pt" fo:text-indent="36.00pt"/>
    </style:style>
    <text:list-style style:name="L54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54" style:family="paragraph">
      <style:paragraph-properties fo:line-height="150.00%" fo:text-align="left" fo:margin-left="-1.95pt" fo:text-indent="1.95pt"/>
    </style:style>
    <style:style style:name="P55" style:family="paragraph">
      <style:paragraph-properties fo:line-height="150.00%" fo:text-align="left" fo:margin-left="0.00pt" fo:text-indent="36.00pt"/>
    </style:style>
    <style:style style:name="P56" style:family="paragraph">
      <style:paragraph-properties fo:line-height="150.00%" fo:text-align="left"/>
    </style:style>
    <text:list-style style:name="L57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57" style:family="paragraph">
      <style:paragraph-properties fo:line-height="150.00%" fo:text-align="left" fo:margin-left="-1.95pt" fo:text-indent="1.95pt"/>
    </style:style>
    <style:style style:name="P58" style:family="paragraph">
      <style:paragraph-properties fo:line-height="150.00%" fo:text-align="left"/>
    </style:style>
    <style:style style:name="P59" style:family="paragraph">
      <style:paragraph-properties fo:line-height="150.00%" fo:text-align="left" fo:margin-left="36.00pt" fo:text-indent="36.00pt"/>
    </style:style>
    <style:style style:name="P60" style:family="paragraph">
      <style:paragraph-properties fo:line-height="150.00%" fo:text-align="left"/>
    </style:style>
    <text:list-style style:name="L61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61" style:family="paragraph">
      <style:paragraph-properties fo:line-height="150.00%" fo:text-align="left" fo:margin-left="-1.95pt" fo:text-indent="1.95pt"/>
    </style:style>
    <style:style style:name="P62" style:family="paragraph">
      <style:paragraph-properties fo:line-height="150.00%" fo:text-align="left"/>
    </style:style>
    <text:list-style style:name="L63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63" style:family="paragraph">
      <style:paragraph-properties fo:line-height="150.00%" fo:text-align="left" fo:margin-left="-1.95pt" fo:text-indent="1.95pt"/>
    </style:style>
    <style:style style:name="P64" style:family="paragraph">
      <style:paragraph-properties fo:line-height="150.00%" fo:text-align="left"/>
    </style:style>
    <style:style style:name="P65" style:family="paragraph">
      <style:paragraph-properties fo:line-height="115.00%" fo:text-align="left"/>
    </style:style>
    <style:style style:name="P66" style:family="paragraph">
      <style:paragraph-properties fo:line-height="150.00%" fo:text-align="left"/>
    </style:style>
    <style:style style:name="P67" style:family="paragraph">
      <style:paragraph-properties fo:line-height="115.00%" fo:text-align="left"/>
    </style:style>
    <style:style style:name="P68" style:family="paragraph">
      <style:paragraph-properties fo:line-height="150.00%" fo:text-align="left"/>
    </style:style>
    <style:style style:name="P69" style:family="paragraph">
      <style:paragraph-properties fo:line-height="150.00%" fo:text-align="left" fo:margin-left="0.00pt" fo:text-indent="36.00pt"/>
    </style:style>
    <text:list-style style:name="L70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70" style:family="paragraph">
      <style:paragraph-properties fo:line-height="150.00%" fo:text-align="left" fo:margin-left="-1.95pt" fo:text-indent="1.95pt"/>
    </style:style>
    <style:style style:name="P71" style:family="paragraph">
      <style:paragraph-properties fo:line-height="150.00%" fo:text-align="left"/>
    </style:style>
    <text:list-style style:name="L72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72" style:family="paragraph">
      <style:paragraph-properties fo:line-height="150.00%" fo:text-align="left" fo:margin-left="-1.95pt" fo:text-indent="1.95pt"/>
    </style:style>
    <style:style style:name="P73" style:family="paragraph">
      <style:paragraph-properties fo:line-height="150.00%" fo:text-align="left"/>
    </style:style>
    <text:list-style style:name="L74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74" style:family="paragraph">
      <style:paragraph-properties fo:line-height="150.00%" fo:text-align="left" fo:margin-left="-1.95pt" fo:text-indent="1.95pt"/>
    </style:style>
    <style:style style:name="P75" style:family="paragraph">
      <style:paragraph-properties fo:line-height="150.00%" fo:text-align="left"/>
    </style:style>
    <style:style style:name="P76" style:family="paragraph">
      <style:paragraph-properties fo:line-height="150.00%" fo:text-align="left" fo:margin-left="36.00pt" fo:text-indent="36.00pt"/>
    </style:style>
    <style:style style:name="P77" style:family="paragraph">
      <style:paragraph-properties fo:line-height="150.00%" fo:text-align="left"/>
    </style:style>
    <text:list-style style:name="L78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78" style:family="paragraph">
      <style:paragraph-properties fo:line-height="150.00%" fo:text-align="left" fo:margin-left="-1.95pt" fo:text-indent="1.95pt"/>
    </style:style>
    <style:style style:name="P79" style:family="paragraph">
      <style:paragraph-properties fo:line-height="150.00%" fo:text-align="left" fo:margin-left="45.05pt" fo:text-indent="0.00pt"/>
    </style:style>
    <style:style style:name="P80" style:family="paragraph">
      <style:paragraph-properties fo:line-height="150.00%" fo:text-align="left"/>
    </style:style>
    <text:list-style style:name="L81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81" style:family="paragraph">
      <style:paragraph-properties fo:line-height="150.00%" fo:text-align="left" fo:margin-left="-1.95pt" fo:text-indent="1.95pt"/>
    </style:style>
    <style:style style:name="P82" style:family="paragraph">
      <style:paragraph-properties fo:line-height="150.00%" fo:text-align="left" fo:margin-left="36.00pt" fo:text-indent="36.00pt"/>
    </style:style>
    <style:style style:name="P83" style:family="paragraph">
      <style:paragraph-properties fo:line-height="150.00%" fo:text-align="left"/>
    </style:style>
    <style:style style:name="P84" style:family="paragraph">
      <style:paragraph-properties fo:line-height="150.00%" fo:text-align="left" fo:margin-left="36.00pt" fo:text-indent="0.00pt"/>
    </style:style>
    <style:style style:name="P85" style:family="paragraph">
      <style:paragraph-properties fo:line-height="150.00%" fo:text-align="left"/>
    </style:style>
    <text:list-style style:name="L86">
      <text:list-level-style-bullet text:level="1" text:bullet-char="•">
        <style:list-level-properties text:space-before="29.00pt" text:min-label-width="18.00pt"/>
        <style:text-properties fo:font-family="Symbol"/>
      </text:list-level-style-bullet>
    </text:list-style>
    <style:style style:name="P86" style:family="paragraph">
      <style:paragraph-properties fo:line-height="150.00%" fo:text-align="left" fo:margin-left="-1.95pt" fo:text-indent="1.95pt"/>
    </style:style>
    <style:style style:name="P87" style:family="paragraph">
      <style:paragraph-properties fo:line-height="150.00%" fo:text-align="left" fo:margin-left="0.00pt" fo:text-indent="29.00pt"/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top="12.00pt" fo:margin-bottom="3.00pt"/>
    </style:style>
    <style:style style:name="P90" style:family="paragraph">
      <style:paragraph-properties fo:line-height="100.00%" fo:text-align="left"/>
    </style:style>
  </office:automatic-styles>
  <office:body>
    <office:text>
      <text:p text:style-name="P1"><text:span text:style-name="T1">PE3<text:s/></text:span><text:span text:style-name="T2">–</text:span><text:span text:style-name="T3"><text:s/>Variables and Expressions</text:span></text:p>
      <text:p text:style-name="P2"><text:span text:style-name="T4">45/</text:span></text:p>
      <text:p text:style-name="P3"><text:span text:style-name="T4"/></text:p>
      <text:list text:style-name="L4">
        <text:list-item>
          <text:p text:style-name="P4"><text:span text:style-name="T5">In the following code, how would we refer to the name<text:s/></text:span><text:span text:style-name="T6">great<text:s/></text:span><text:span text:style-name="T7">from code in the namespace<text:s/></text:span><text:span text:style-name="T8">fabulous</text:span><text:span text:style-name="T9">?</text:span></text:p>
        </text:list-item>
      </text:list>
      <text:p text:style-name="P5"><text:span text:style-name="T10"/></text:p>
      <text:p text:style-name="P5"><text:span text:style-name="T11">namespace fabulous</text:span></text:p>
      <text:p text:style-name="P6"><text:span text:style-name="T11">{</text:span></text:p>
      <text:p text:style-name="P7"><text:span text:style-name="T11"><text:s/><text:tab/>// code in fabulous namespace</text:span></text:p>
      <text:p text:style-name="P8"><text:span text:style-name="T11">}</text:span></text:p>
      <text:p text:style-name="P9"><text:span text:style-name="T12"/></text:p>
      <text:p text:style-name="P10"><text:span text:style-name="T13">namespace super</text:span></text:p>
      <text:p text:style-name="P11"><text:span text:style-name="T13">{</text:span></text:p>
      <text:p text:style-name="P12"><text:span text:style-name="T13"><text:s/><text:tab/>namespace smashing</text:span></text:p>
      <text:p text:style-name="P13"><text:span text:style-name="T13">{</text:span></text:p>
      <text:p text:style-name="P14"><text:span text:style-name="T13"><text:s/><text:tab/>// great name defined</text:span></text:p>
      <text:p text:style-name="P15"><text:span text:style-name="T13">}</text:span></text:p>
      <text:p text:style-name="P16"><text:span text:style-name="T13">}</text:span></text:p>
      <text:p text:style-name="P16"><text:span text:style-name="T13">fabulous.super.smashing.great</text:span></text:p>
      <text:p text:style-name="P17"><text:span text:style-name="T14"><text:tab/></text:span><text:span text:style-name="T15">super.smashing.great </text:span></text:p>
      <text:p text:style-name="P17"><text:span text:style-name="T15">0/1</text:span><text:span text:style-name="T16"/></text:p>
      <text:p text:style-name="P17"><text:span text:style-name="T16"/></text:p>
      <text:list text:style-name="L18">
        <text:list-item>
          <text:p text:style-name="P18"><text:span text:style-name="T17">Which of the following are not legal variable names.<text:s text:c="2"/>Why?</text:span></text:p>
        </text:list-item>
      </text:list>
      <text:p text:style-name="P19"><text:span text:style-name="T18"/></text:p>
      <text:p text:style-name="P20"><text:span text:style-name="T19">myVar </text:span></text:p>
      <text:p text:style-name="P20"><text:span text:style-name="T19">iableIsGood </text:span></text:p>
      <text:p text:style-name="P20"><text:span text:style-name="T20">99Fla : cannot start a variable with numbers</text:span></text:p>
      <text:p text:style-name="P21"><text:span text:style-name="T21">ke</text:span></text:p>
      <text:p text:style-name="P22"><text:span text:style-name="T21">iLike</text:span></text:p>
      <text:p text:style-name="P22"><text:span text:style-name="T22">#Tags : cannot start a variable with special characters</text:span></text:p>
      <text:p text:style-name="P23"><text:span text:style-name="T22">_floor: cannot start a variable with an underscore</text:span></text:p>
      <text:p text:style-name="P24"><text:span text:style-name="T23">rit_tigers</text:span></text:p>
      <text:p text:style-name="P25"><text:span text:style-name="T23">time2GetJiggyWidIt</text:span></text:p>
      <text:p text:style-name="P26"><text:span text:style-name="T23">$bankBalance</text:span></text:p>
      <text:p text:style-name="P27"><text:span text:style-name="T24">Factorial!: variables cannot contain special characters</text:span></text:p>
      <text:p text:style-name="P27"><text:span text:style-name="T25">MAX_SIZE</text:span></text:p>
      <text:p text:style-name="P27"><text:span text:style-name="T26">black&amp;white: variables cannot contain special characters</text:span></text:p>
      <text:p text:style-name="P27"><text:span text:style-name="T27"/></text:p>
      <text:p text:style-name="P28"><text:span text:style-name="T28">7/9</text:span><text:span text:style-name="T29"/></text:p>
      <text:list text:style-name="L29">
        <text:list-item>
          <text:p text:style-name="P29"><text:span text:style-name="T30">Is the string "</text:span><text:span text:style-name="T31">supercalifragilisticexpialidocious</text:span><text:span text:style-name="T32">" too big to fit in a<text:s/></text:span><text:span text:style-name="T33">string<text:s/></text:span><text:span text:style-name="T34">variable? Why?</text:span></text:p>
        </text:list-item>
      </text:list>
      <text:p text:style-name="P30"><text:span text:style-name="T35"><text:tab/>No, there is no limit on the amount of characters that can make up a string. </text:span></text:p>
      <text:p text:style-name="P30"><text:span text:style-name="T36"/></text:p>
      <text:p text:style-name="P30"><text:span text:style-name="T36">1/1</text:span></text:p>
      <text:p text:style-name="P30"><text:span text:style-name="T36"/></text:p>
      <text:list text:style-name="L31">
        <text:list-item>
          <text:p text:style-name="P31"><text:span text:style-name="T37">By considering operator precedence, list the steps involved in the computation of the following expression:</text:span></text:p>
        </text:list-item>
      </text:list>
      <text:p text:style-name="P32"><text:span text:style-name="T38">resultVar += var1 * var2 + var3 % var4 / var5;</text:span></text:p>
      <text:p text:style-name="P32"><text:span text:style-name="T38">1. multiply var1 * var2</text:span></text:p>
      <text:p text:style-name="P32"><text:span text:style-name="T38">2. get the remainder of var3 % var4</text:span></text:p>
      <text:p text:style-name="P32"><text:span text:style-name="T38">3. divide the remainder from step 2 by var5</text:span></text:p>
      <text:p text:style-name="P32"><text:span text:style-name="T38">4. add the product of step 1 to the quotient of step 3</text:span></text:p>
      <text:p text:style-name="P32"><text:span text:style-name="T38">5. add the resultVar to the sum of step 5</text:span></text:p>
      <text:p text:style-name="P32"><text:span text:style-name="T38">6. set the resultVar value to the sum from step 6</text:span></text:p>
      <text:p text:style-name="P33"><text:span text:style-name="T39">1/1</text:span></text:p>
      <text:list text:style-name="L34">
        <text:list-item>
          <text:p text:style-name="P34"><text:span text:style-name="T40">Write a console application that obtains four<text:s/></text:span><text:span text:style-name="T41">int<text:s/></text:span><text:span text:style-name="T42">values from the user and displays the product. Hint: you may recall that the<text:s/></text:span><text:span text:style-name="T43">Convert.ToDouble()<text:s/></text:span><text:span text:style-name="T44">command was used to covert the input from the console to a<text:s/></text:span><text:span text:style-name="T45">double;<text:s/></text:span><text:span text:style-name="T46">the equivalent command to convert from a<text:s/></text:span><text:span text:style-name="T47">string<text:s/></text:span><text:span text:style-name="T48">to an<text:s/></text:span><text:span text:style-name="T49">int<text:s/></text:span><text:span text:style-name="T50">is<text:s/></text:span><text:span text:style-name="T51">Convert.ToInt32()</text:span><text:span text:style-name="T52">.</text:span></text:p>
        </text:list-item>
      </text:list>
      <text:p text:style-name="P35"><text:span text:style-name="T53"/></text:p>
      <text:p text:style-name="P36"><text:span text:style-name="T54">Enter the URL for your GitHub project here:</text:span></text:p>
      <text:p text:style-name="P36"><text:a xlink:href="https://github.com/lailaporter55/myIGME-201/tree/main/PE3VariablesAndExpressions"><text:span text:style-name="T55">https://github.com/lailaporter55/myIGME-201/tree/main/PE3VariablesAndExpressions</text:span></text:a><text:span text:style-name="T56"/></text:p>
      <text:p text:style-name="P37"><text:span text:style-name="T57">1/1</text:span></text:p>
      <text:list text:style-name="L38">
        <text:list-item>
          <text:p text:style-name="P38"><text:span text:style-name="T58">Define the following terms. </text:span></text:p>
        </text:list-item>
      </text:list>
      <text:p text:style-name="P39"><text:span text:style-name="T59"/></text:p>
      <text:p text:style-name="P40"><text:span text:style-name="T60">compiler: Turns human readable code into machine code 1/1</text:span></text:p>
      <text:p text:style-name="P40"><text:span text:style-name="T60">identifier:<text:s text:c="2"/>How the user defines things in the file like classes, methods, variable, ect. 1/1</text:span></text:p>
      <text:p text:style-name="P40"><text:span text:style-name="T60">primitive data type: AKA value data types, look at through a mirror, changed with = statements. int, float, double, boolean, ect. 1/1</text:span></text:p>
      <text:p text:style-name="P40"><text:span text:style-name="T60">class:<text:s text:c="2"/>A refrence data type that holds metods and attributes. 1/1</text:span></text:p>
      <text:p text:style-name="P40"><text:span text:style-name="T60">constant:<text:s text:c="2"/>A variable that does not change in the program. 1/1</text:span></text:p>
      <text:p text:style-name="P40"><text:span text:style-name="T60">parsing:<text:s text:c="2"/>Converting a string into primitive data types 1/1</text:span></text:p>
      <text:p text:style-name="P41"><text:span text:style-name="T61">6/6</text:span></text:p>
      <text:list text:style-name="L42">
        <text:list-item>
          <text:p text:style-name="P42"><text:span text:style-name="T62">Evaluate the following expressions using the C# order of precedence.</text:span></text:p>
        </text:list-item>
        <text:list-item>
          <text:p text:style-name="P43"><text:span text:style-name="T63">19 % 5<text:s text:c="4"/><text:tab/><text:tab/>Result:<text:s text:c="2"/>4 1/1</text:span></text:p>
        </text:list-item>
        <text:list-item>
          <text:p text:style-name="P43"><text:span text:style-name="T63">13 / 4<text:tab/><text:tab/><text:tab/>Result:<text:s text:c="2"/>3 1/1</text:span></text:p>
        </text:list-item>
        <text:list-item>
          <text:p text:style-name="P43"><text:span text:style-name="T63">100 % 20<text:s/></text:span><text:span text:style-name="T64">–</text:span><text:span text:style-name="T65"><text:s/>10<text:tab/><text:tab/>Result:<text:s text:c="2"/>-10 1/1</text:span></text:p>
        </text:list-item>
        <text:list-item>
          <text:p text:style-name="P43"><text:span text:style-name="T66">5 + 7 * 2<text:s/></text:span><text:span text:style-name="T67">–</text:span><text:span text:style-name="T68"><text:s/>2<text:tab/><text:tab/>Result:<text:s text:c="2"/>17 1/1</text:span></text:p>
        </text:list-item>
        <text:list-item>
          <text:p text:style-name="P43"><text:span text:style-name="T69">(6 / 4.0 + 3.5) / 2<text:tab/>Result:<text:s text:c="2"/>2.5 1/1</text:span></text:p>
        </text:list-item>
      </text:list>
      <text:p text:style-name="P44"><text:span text:style-name="T69"/></text:p>
      <text:p text:style-name="P44"><text:span text:style-name="T69">5/5</text:span></text:p>
      <text:list text:style-name="L45">
        <text:list-item>
          <text:p text:style-name="P45"><text:span text:style-name="T69">What are the values for num1, num2, and num3 after the following code is executed? (Hint: Pay attention to data types.)</text:span></text:p>
        </text:list-item>
      </text:list>
      <text:p text:style-name="P46"><text:span text:style-name="T70">int num1 = 2; num1 = 2 (int)</text:span></text:p>
      <text:p text:style-name="P46"><text:span text:style-name="T70">int num2 = 4; num2 = 4 (int)</text:span></text:p>
      <text:p text:style-name="P46"><text:span text:style-name="T70">int num3 = 5; num3 = 5 (int)</text:span></text:p>
      <text:p text:style-name="P46"><text:span text:style-name="T70">num1 = num1 * num3; num1 = 10 </text:span></text:p>
      <text:p text:style-name="P46"><text:span text:style-name="T70">num2 = num1 / num2; num2 = 2</text:span></text:p>
      <text:p text:style-name="P46"><text:span text:style-name="T70">num3 = num3 % num2; num3 = 1</text:span></text:p>
      <text:p text:style-name="P47"><text:span text:style-name="T71"/></text:p>
      <text:p text:style-name="P47"><text:span text:style-name="T71"/></text:p>
      <text:p text:style-name="P47"><text:span text:style-name="T72">The final value of num1 = 10 </text:span></text:p>
      <text:p text:style-name="P47"><text:span text:style-name="T72">The final value of num2 = 2</text:span></text:p>
      <text:p text:style-name="P47"><text:span text:style-name="T72">The final value of num3 = 1</text:span></text:p>
      <text:p text:style-name="P48"><text:span text:style-name="T73">3/3</text:span></text:p>
      <text:list text:style-name="L49">
        <text:list-item>
          <text:p text:style-name="P49"><text:span text:style-name="T74">The following line of code doesn’t compile:</text:span></text:p>
        </text:list-item>
      </text:list>
      <text:p text:style-name="P50"><text:span text:style-name="T75">int amountOfMoney = "3.50";</text:span></text:p>
      <text:p text:style-name="P50"><text:span text:style-name="T76"/></text:p>
      <text:p text:style-name="P51"><text:span text:style-name="T77"><text:s/><text:tab/>a. What is wrong with the code?</text:span></text:p>
      <text:p text:style-name="P51"><text:span text:style-name="T77"><text:tab/>The variable is defined as an intitialized as an int but described as a string. </text:span></text:p>
      <text:p text:style-name="P51"><text:span text:style-name="T77">1/1</text:span></text:p>
      <text:p text:style-name="P51"><text:span text:style-name="T78"/></text:p>
      <text:p text:style-name="P51"><text:span text:style-name="T79"><text:s/><text:tab/>b. What is one way you could fix it, and why would you fix it that way?</text:span></text:p>
      <text:p text:style-name="P51"><text:span text:style-name="T79">1/1</text:span></text:p>
      <text:p text:style-name="P51"><text:span text:style-name="T80"><text:tab/>Take away the quotation marks and initialize the variable as a double since it's not a whole number. I would chose to make it a number rather than a string because the name of the variable is amountOfMoney so they are descibing numbers. </text:span></text:p>
      <text:list text:style-name="L52">
        <text:list-item>
          <text:p text:style-name="P52"><text:span text:style-name="T81"><text:s/>Which of the following are<text:s/></text:span><text:span text:style-name="T82">not</text:span><text:span text:style-name="T83"><text:s/></text:span><text:span text:style-name="T84">smartly</text:span><text:span text:style-name="T85"><text:s/></text:span><text:span text:style-name="T86">named</text:span><text:span text:style-name="T87"><text:s/>C# variable identifiers?<text:s text:c="2"/>Why?</text:span></text:p>
        </text:list-item>
      </text:list>
      <text:p text:style-name="P53"><text:span text:style-name="T88">a.<text:s/></text:span><text:span text:style-name="T89">qb</text:span></text:p>
      <text:p text:style-name="P53"><text:span text:style-name="T90">b.<text:s/></text:span><text:span text:style-name="T91">totalValue</text:span></text:p>
      <text:p text:style-name="P53"><text:span text:style-name="T92">c.<text:s/></text:span><text:span text:style-name="T93">theNextValueInTheList</text:span><text:span text:style-name="T94"><text:s/></text:span></text:p>
      <text:p text:style-name="P53"><text:span text:style-name="T95">d.</text:span><text:span text:style-name="T96"><text:s/>player1Score</text:span></text:p>
      <text:p text:style-name="P53"><text:span text:style-name="T96">a. how would someone reading the code know what that variable refers to. </text:span></text:p>
      <text:p text:style-name="P53"><text:span text:style-name="T96">3/5</text:span><text:span text:style-name="T97"/></text:p>
      <text:list text:style-name="L54">
        <text:list-item>
          <text:p text:style-name="P54"><text:span text:style-name="T98">Categorize each of the following errors as either: compile-time error, run-time error, or logical error.</text:span></text:p>
        </text:list-item>
      </text:list>
      <text:p text:style-name="P55"><text:span text:style-name="T98">a. Multiplying 2 numbers when you meant to add them - logical 1/1</text:span></text:p>
      <text:p text:style-name="P55"><text:span text:style-name="T98">b. Dividing by zero - run-time 1/1</text:span></text:p>
      <text:p text:style-name="P55"><text:span text:style-name="T98">c. Forgetting a semicolon at the end of a programming statement - compile-time 1/1</text:span></text:p>
      <text:p text:style-name="P55"><text:span text:style-name="T98">d. Spelling a word wrong in the output - compile-time<text:s/></text:span><text:span text:style-name="T99">logical 0/1</text:span><text:span text:style-name="T100"/></text:p>
      <text:p text:style-name="P55"><text:span text:style-name="T100">e. Producing inaccurate results - logic 1/1</text:span></text:p>
      <text:p text:style-name="P55"><text:span text:style-name="T100">f. Typing a { when you should have typed ( - compile-time 1/1</text:span></text:p>
      <text:p text:style-name="P56"><text:span text:style-name="T101">5/6</text:span></text:p>
      <text:list text:style-name="L57">
        <text:list-item>
          <text:p text:style-name="P57"><text:span text:style-name="T102">What is the output produced by the following code statements.<text:s text:c="2"/>Indicate escape sequences (ie. special characters), if there are any.</text:span></text:p>
        </text:list-item>
      </text:list>
      <text:p text:style-name="P58"><text:span text:style-name="T102"><text:tab/><text:tab/></text:span><text:span text:style-name="T103">Console.Write("Hi there");</text:span></text:p>
      <text:p text:style-name="P59"><text:span text:style-name="T103">Console.Write("David");</text:span></text:p>
      <text:p text:style-name="P59"><text:span text:style-name="T103">Hi there</text:span></text:p>
      <text:p text:style-name="P59"><text:span text:style-name="T103">David</text:span></text:p>
      <text:p text:style-name="P60"><text:span text:style-name="T104">1/1</text:span></text:p>
      <text:list text:style-name="L61">
        <text:list-item>
          <text:p text:style-name="P61"><text:span text:style-name="T105">What is the output produced by the following code statement? Indicate escape sequences (ie. special characters), if there are any.</text:span></text:p>
        </text:list-item>
      </text:list>
      <text:p text:style-name="P62"><text:span text:style-name="T105"><text:tab/><text:tab/></text:span><text:span text:style-name="T106">Console.Out.WriteLine("50 plus 25 is " + 50 + 25);</text:span></text:p>
      <text:p text:style-name="P62"><text:span text:style-name="T106"><text:tab/>50 plus 25 is 75</text:span></text:p>
      <text:p text:style-name="P62"><text:span text:style-name="T107">0/1</text:span></text:p>
      <text:list text:style-name="L63">
        <text:list-item>
          <text:p text:style-name="P63"><text:span text:style-name="T108">Write the 3 lines of code needed to produce the following output in a console window.<text:s text:c="2"/>(Hint: The underline on the second line is a blinking cursor waiting for your input.)</text:span></text:p>
        </text:list-item>
      </text:list>
      <text:p text:style-name="P64"><text:span text:style-name="T109"/></text:p>
      <text:p text:style-name="P64"><text:span text:style-name="T110">Console.Out.WriteLine("Please type your name below.");</text:span></text:p>
      <text:p text:style-name="P64"><text:span text:style-name="T110">string name = Console.ReadLine();</text:span></text:p>
      <text:p text:style-name="P64"><text:span text:style-name="T110">Console.Out.WriteLine("Your name is" + name + "!");</text:span></text:p>
      <text:p text:style-name="P64"><text:span text:style-name="T110">Console.Out.WriteLine("Press any key to continue"); </text:span></text:p>
      <text:p text:style-name="P65"><text:span text:style-name="T111"><text:tab/>Please type your name below.</text:span></text:p>
      <text:p text:style-name="P65"><text:span text:style-name="T111"><text:tab/></text:span><text:span text:style-name="T112">_ </text:span></text:p>
      <text:p text:style-name="P65"><text:span text:style-name="T113"><text:tab/>Your name is ! </text:span></text:p>
      <text:p text:style-name="P65"><text:span text:style-name="T113"><text:tab/>Press any key to continue . . .</text:span></text:p>
      <text:p text:style-name="P66"><text:span text:style-name="T114"/></text:p>
      <text:p text:style-name="P67"><text:span text:style-name="T115"><text:tab/>Please type your name below.</text:span></text:p>
      <text:p text:style-name="P67"><text:span text:style-name="T115"><text:tab/>Cookie</text:span></text:p>
      <text:p text:style-name="P67"><text:span text:style-name="T115"><text:tab/>Your name is Cookie! </text:span></text:p>
      <text:p text:style-name="P67"><text:span text:style-name="T115"><text:tab/>Press any key to continue . . .</text:span></text:p>
      <text:p text:style-name="P68"><text:span text:style-name="T115"><text:tab/></text:span></text:p>
      <text:p text:style-name="P68"><text:span text:style-name="T115">1/1</text:span></text:p>
      <text:p text:style-name="P68"><text:span text:style-name="T116"/></text:p>
      <text:p text:style-name="P69"><text:span text:style-name="T116"/></text:p>
      <text:list text:style-name="L70">
        <text:list-item>
          <text:p text:style-name="P70"><text:span text:style-name="T117"><text:s/>Write the C# line of code that creates a string with the identifier<text:s/></text:span><text:span text:style-name="T118">myName</text:span><text:span text:style-name="T119"><text:s/>that holds your first name. </text:span></text:p>
        </text:list-item>
      </text:list>
      <text:p text:style-name="P71"><text:span text:style-name="T120"/></text:p>
      <text:p text:style-name="P71"><text:span text:style-name="T121"><text:tab/>string myName = "Laila"; </text:span></text:p>
      <text:p text:style-name="P71"><text:span text:style-name="T122">1/1</text:span></text:p>
      <text:list text:style-name="L72">
        <text:list-item>
          <text:p text:style-name="P72"><text:span text:style-name="T123"><text:s/>Now, add your last name to the string using string concatenation.<text:s text:c="2"/></text:span></text:p>
        </text:list-item>
      </text:list>
      <text:p text:style-name="P73"><text:span text:style-name="T124"><text:tab/>myName = myName + "Porter";</text:span></text:p>
      <text:p text:style-name="P73"><text:span text:style-name="T124">1/1</text:span></text:p>
      <text:list text:style-name="L74">
        <text:list-item>
          <text:p text:style-name="P74"><text:span text:style-name="T125">Consider these strings:</text:span></text:p>
        </text:list-item>
      </text:list>
      <text:p text:style-name="P75"><text:span text:style-name="T125"><text:tab/><text:tab/></text:span><text:span text:style-name="T126">string englishNo = "No";</text:span></text:p>
      <text:p text:style-name="P75"><text:span text:style-name="T126"><text:s/><text:tab/><text:tab/>string spanishNo = "no";</text:span></text:p>
      <text:p text:style-name="P75"><text:span text:style-name="T127"/></text:p>
      <text:p text:style-name="P76"><text:span text:style-name="T128">Does C# find the strings englishNo and spanishNo to be equivalent?<text:s text:c="2"/>If not, why?</text:span></text:p>
      <text:p text:style-name="P77"><text:span text:style-name="T128"><text:s/><text:tab/>If using the toLower() method the two strings will be equivalent, otherwise they are different. </text:span></text:p>
      <text:p text:style-name="P77"><text:span text:style-name="T128">1/1</text:span></text:p>
      <text:p text:style-name="P77"><text:span text:style-name="T129"/></text:p>
      <text:list text:style-name="L78">
        <text:list-item>
          <text:p text:style-name="P78"><text:span text:style-name="T130"><text:s text:c="2"/>My program asks the user for input by using Console.ReadLine().<text:s text:c="2"/>Complete the lines of code to parse the input to a double, then add 55.0 to the number and print the result to the console.</text:span></text:p>
        </text:list-item>
      </text:list>
      <text:p text:style-name="P79"><text:span text:style-name="T131"/></text:p>
      <text:p text:style-name="P79"><text:span text:style-name="T132">Console.WriteLine("Please enter a number with a decimal precision of 2.");<text:tab/></text:span></text:p>
      <text:p text:style-name="P79"><text:span text:style-name="T132">string input = Console.ReadLine();</text:span></text:p>
      <text:p text:style-name="P79"><text:span text:style-name="T132">double userNum = double.Parse(input); </text:span></text:p>
      <text:p text:style-name="P79"><text:span text:style-name="T132">userNum += 55.0; </text:span></text:p>
      <text:p text:style-name="P79"><text:span text:style-name="T132">return userNum</text:span></text:p>
      <text:p text:style-name="P80"><text:span text:style-name="T133">1/1</text:span></text:p>
      <text:list text:style-name="L81">
        <text:list-item>
          <text:p text:style-name="P81"><text:span text:style-name="T134"><text:s/>A program reads input from a user into a string<text:s/></text:span><text:span text:style-name="T135">userInput</text:span><text:span text:style-name="T136">.<text:s text:c="2"/>Which of the following lines of code properly parses<text:s/></text:span><text:span text:style-name="T137">userInput</text:span><text:span text:style-name="T138"><text:s/>into an integer<text:s/></text:span><text:span text:style-name="T139">userNumber</text:span><text:span text:style-name="T140">?</text:span></text:p>
        </text:list-item>
      </text:list>
      <text:p text:style-name="P82"><text:span text:style-name="T141">string userInput = Console.ReadLine();</text:span></text:p>
      <text:p text:style-name="P83"><text:span text:style-name="T142"/></text:p>
      <text:p text:style-name="P84"><text:span text:style-name="T143"><text:tab/>a.<text:s text:c="2"/></text:span><text:span text:style-name="T144">int userNumber = int.ParseInt(userInput);</text:span></text:p>
      <text:p text:style-name="P84"><text:span text:style-name="T145"><text:tab/></text:span><text:span text:style-name="T146">b.<text:s text:c="2"/></text:span><text:span text:style-name="T147">int userNumber = int.Parse(userInput);</text:span></text:p>
      <text:p text:style-name="P84"><text:span text:style-name="T148"><text:tab/>c.<text:s text:c="2"/></text:span><text:span text:style-name="T149">int userInput = Parse(userNumber);</text:span></text:p>
      <text:p text:style-name="P84"><text:span text:style-name="T150"><text:tab/>d.<text:s text:c="2"/></text:span><text:span text:style-name="T151">int userInput = int.Parse(userNumber);</text:span></text:p>
      <text:p text:style-name="P85"><text:span text:style-name="T152">1/1</text:span></text:p>
      <text:list text:style-name="L86">
        <text:list-item>
          <text:p text:style-name="P86"><text:span text:style-name="T153">True or false?</text:span></text:p>
        </text:list-item>
      </text:list>
      <text:p text:style-name="P87"><text:span text:style-name="T154">T<text:s text:c="3"/></text:span><text:span text:style-name="T155">F</text:span><text:span text:style-name="T156"><text:s text:c="4"/>Comments negatively affect a program’s processing and compilation and facilitate human<text:s text:c="2"/>comprehension. </text:span></text:p>
      <text:p text:style-name="P87"><text:span text:style-name="T157">T<text:s text:c="3"/></text:span><text:span text:style-name="T158">F</text:span><text:span text:style-name="T159"><text:s text:c="4"/>Appropriate white space makes a program harder to read. </text:span></text:p>
      <text:p text:style-name="P87"><text:span text:style-name="T160">T<text:s/></text:span><text:span text:style-name="T161"><text:s text:c="2"/>F</text:span><text:span text:style-name="T162"><text:s text:c="4"/>A class is a blueprint of an object.<text:s text:c="2"/>Multiple objects can be created from one class definition. </text:span></text:p>
      <text:p text:style-name="P87"><text:span text:style-name="T163">T<text:s text:c="3"/></text:span><text:span text:style-name="T164">F</text:span><text:span text:style-name="T165"><text:s text:c="4"/>C# is also known as D</text:span><text:span text:style-name="T166">b</text:span><text:span text:style-name="T167">.</text:span></text:p>
      <text:p text:style-name="P88"><text:span text:style-name="T168">4/4</text:span></text:p>
      <text:p text:style-name="P88"><text:span text:style-name="T168"/></text:p>
      <text:p text:style-name="P89"><text:span text:style-name="T169">Submission</text:span></text:p>
      <text:p text:style-name="P90"><text:span text:style-name="T170">Upload this document to the corresponding MyCourses dropbox.</text:span></text:p>
      <text:p text:style-name="P90"><text:span text:style-name="T170">Add, Commit and Push the project for #5 to your GitHub repository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